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 style:data-style-name="N37"/>
    <style:style style:name="ce2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overtime</text:p>
          </table:table-cell>
        </table:table-row>
        <table:table-row table:style-name="ro1">
          <table:table-cell office:value-type="date" office:date-value="2019-01-07" calcext:value-type="date">
            <text:p>07.01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]+[.B3]+[.B4]+[.B5]+[.B6]" office:value-type="float" office:value="48" calcext:value-type="float">
            <text:p>48</text:p>
          </table:table-cell>
          <table:table-cell table:formula="of:=[.D2]-40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1-08" calcext:value-type="date">
            <text:p>08.0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1-15" calcext:value-type="date">
            <text:p>15.01.1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19-01-22" calcext:value-type="date">
            <text:p>22.01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1-29" calcext:value-type="date">
            <text:p>29.01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2-05" calcext:value-type="date">
            <text:p>05.02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8]+[.B9]+[.B10]+[.B11]+[.E2]" office:value-type="float" office:value="46" calcext:value-type="float">
            <text:p>46</text:p>
          </table:table-cell>
          <table:table-cell table:formula="of:=[.D8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2-12" calcext:value-type="date">
            <text:p>12.02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2-19" calcext:value-type="date">
            <text:p>19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2-26" calcext:value-type="date">
            <text:p>26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3-05" calcext:value-type="date">
            <text:p>05.03.1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3]+[.B14]+[.B15]+[.E8]" office:value-type="float" office:value="28" calcext:value-type="float">
            <text:p>28</text:p>
          </table:table-cell>
          <table:table-cell table:formula="of:=[.D13]-40" office:value-type="float" office:value="-12" calcext:value-type="float">
            <text:p>-12</text:p>
          </table:table-cell>
        </table:table-row>
        <table:table-row table:style-name="ro1">
          <table:table-cell office:value-type="date" office:date-value="2019-03-12" calcext:value-type="date">
            <text:p>12.03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3-19" calcext:value-type="date">
            <text:p>19.03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4-09" calcext:value-type="date">
            <text:p>09.04.1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7]+[.B18]+[.B19]+[.B20]+[.E13]" office:value-type="float" office:value="23" calcext:value-type="float">
            <text:p>23</text:p>
          </table:table-cell>
          <table:table-cell table:formula="of:=[.D17]-40" office:value-type="float" office:value="-17" calcext:value-type="float">
            <text:p>-17</text:p>
          </table:table-cell>
        </table:table-row>
        <table:table-row table:style-name="ro1">
          <table:table-cell office:value-type="date" office:date-value="2019-04-16" calcext:value-type="date">
            <text:p>16.04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4-25" calcext:value-type="date">
            <text:p>25.04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4-30" calcext:value-type="date">
            <text:p>30.04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5-03" calcext:value-type="date">
            <text:p>03.05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2]+[.B23]+[.B24]+[.B25]+[.E17]+[.B26]+[.B27]+[.B28]+[.B29]+[.B30]" office:value-type="float" office:value="46" calcext:value-type="float">
            <text:p>46</text:p>
          </table:table-cell>
          <table:table-cell table:formula="of:=[.D22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5-04" calcext:value-type="date">
            <text:p>04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07" calcext:value-type="date">
            <text:p>07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11" calcext:value-type="date">
            <text:p>11.05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5-15" calcext:value-type="date">
            <text:p>15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7" calcext:value-type="date">
            <text:p>17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8" calcext:value-type="date">
            <text:p>18.05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5-25" calcext:value-type="date">
            <text:p>25.05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5-27" calcext:value-type="date">
            <text:p>27.05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6-05" calcext:value-type="date">
            <text:p>05.06.1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]+[.B33]+[.B34]+[.B35]+[.B36]+[.B37]+[.E22]" office:value-type="float" office:value="31" calcext:value-type="float">
            <text:p>31</text:p>
          </table:table-cell>
          <table:table-cell table:formula="of:=[.D32]-40" office:value-type="float" office:value="-9" calcext:value-type="float">
            <text:p>-9</text:p>
          </table:table-cell>
        </table:table-row>
        <table:table-row table:style-name="ro1">
          <table:table-cell office:value-type="date" office:date-value="2019-06-07" calcext:value-type="date">
            <text:p>07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10" calcext:value-type="date">
            <text:p>10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11-16" calcext:value-type="date">
            <text:p>16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26" calcext:value-type="date">
            <text:p>26.06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7-04" calcext:value-type="date">
            <text:p>04.07.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39]+[.B40]+[.B41]+[.B42]+[.B43]+[.B44]+[.B45]+[.B46]+[.B47]+[.B48]+[.E32]" office:value-type="float" office:value="46" calcext:value-type="float">
            <text:p>46</text:p>
          </table:table-cell>
          <table:table-cell table:formula="of:=[.D39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7-10" calcext:value-type="date">
            <text:p>10.07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7-15" calcext:value-type="date">
            <text:p>15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16" calcext:value-type="date">
            <text:p>16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17" calcext:value-type="date">
            <text:p>17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2" calcext:value-type="date">
            <text:p>22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3" calcext:value-type="date">
            <text:p>23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6" calcext:value-type="date">
            <text:p>26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28" calcext:value-type="date">
            <text:p>28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29" calcext:value-type="date">
            <text:p>29.07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2" office:value-type="date" office:date-value="2019-08-12" calcext:value-type="date">
            <text:p>12.08.20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50]+[.B51]+[.B52]+[.E39]" office:value-type="float" office:value="22" calcext:value-type="float">
            <text:p>22</text:p>
          </table:table-cell>
          <table:table-cell table:formula="of:=[.D50]-40" office:value-type="float" office:value="-18" calcext:value-type="float">
            <text:p>-18</text:p>
          </table:table-cell>
        </table:table-row>
        <table:table-row table:style-name="ro1">
          <table:table-cell office:value-type="date" office:date-value="2019-08-21" calcext:value-type="date">
            <text:p>21.08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8-23" calcext:value-type="date">
            <text:p>23.08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9-06" calcext:value-type="date">
            <text:p>06.09.1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54]+[.B55]+[.B56]+[.B57]+[.B58]+[.B59]+[.B60]+[.B61]+[.B62]+[.B63]+[.B64]+[.B65]+[.B66]+[.B67]+[.B68]+[.B69]+[.B70]+[.B71]+[.B72]+[.B73]+[.E50]" office:value-type="float" office:value="96" calcext:value-type="float">
            <text:p>96</text:p>
          </table:table-cell>
          <table:table-cell table:formula="of:=[.D54]-40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9-09-07" calcext:value-type="date">
            <text:p>0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08" calcext:value-type="date">
            <text:p>08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0" calcext:value-type="date">
            <text:p>10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12" calcext:value-type="date">
            <text:p>12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3" calcext:value-type="date">
            <text:p>13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4" calcext:value-type="date">
            <text:p>14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5" calcext:value-type="date">
            <text:p>15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7" calcext:value-type="date">
            <text:p>17.09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19-09-18" calcext:value-type="date">
            <text:p>18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9" calcext:value-type="date">
            <text:p>19.09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9-20" calcext:value-type="date">
            <text:p>2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3" calcext:value-type="date">
            <text:p>23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4" calcext:value-type="date">
            <text:p>24.09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09-25" calcext:value-type="date">
            <text:p>25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26" calcext:value-type="date">
            <text:p>26.09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9-27" calcext:value-type="date">
            <text:p>2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28" calcext:value-type="date">
            <text:p>28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9" calcext:value-type="date">
            <text:p>29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30" calcext:value-type="date">
            <text:p>3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30">00.00.0000</text:date>, <text:time style:data-style-name="N2" text:time-value="21:39:16.7720773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16:15:24.879670909</meta:creation-date>
    <meta:generator>LibreOffice/6.2.7.1$Linux_X86_64 LibreOffice_project/20$Build-1</meta:generator>
    <dc:date>2019-09-30T21:39:19.283744835</dc:date>
    <meta:editing-duration>P1DT1H42M41S</meta:editing-duration>
    <meta:editing-cycles>165</meta:editing-cycles>
    <meta:document-statistic meta:table-count="1" meta:cell-count="150" meta:object-count="0"/>
  </office:meta>
</office:document-meta>
</file>